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48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27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0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81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text-align="start">
        <style:tab-stops>
          <style:tab-stop style:position="19.05cm" style:type="right"/>
        </style:tab-stops>
      </style:paragraph-properties>
      <style:text-properties fo:font-size="36pt"/>
    </style:style>
    <style:style style:name="P5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start">
        <style:tab-stops>
          <style:tab-stop style:position="19.05cm" style:type="right"/>
        </style:tab-stops>
      </style:paragraph-properties>
      <style:text-properties fo:font-size="26pt"/>
    </style:style>
    <style:style style:name="P8" style:family="paragraph">
      <loext:graphic-properties draw:fill="none" draw:fill-color="#ffffff"/>
      <style:paragraph-properties fo:text-align="start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P9" style:family="paragraph">
      <style:paragraph-properties fo:margin-left="0.318cm" fo:margin-right="0cm" fo:text-indent="0cm"/>
      <style:text-properties fo:font-size="26pt"/>
    </style:style>
    <style:style style:name="P10" style:family="paragraph">
      <style:paragraph-properties fo:margin-left="0cm" fo:margin-right="0cm" fo:text-indent="0cm"/>
      <style:text-properties fo:font-size="26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style:font-size-asian="28pt" style:font-style-asian="normal" style:font-size-complex="28pt" style:font-style-complex="normal"/>
    </style:style>
    <style:style style:name="T2" style:family="text">
      <style:text-properties fo:color="#000000" style:font-name="Segoe UI2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font-style="normal" fo:text-shadow="none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color="#000000" style:font-name="Segoe UI2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color="#000000" style:font-name="Segoe UI Semibold" fo:font-size="20pt" fo:font-style="normal" fo:text-shadow="none" style:text-underline-style="none" style:font-size-asian="20pt" style:font-style-asian="normal" style:font-size-complex="20pt" style:font-style-complex="normal"/>
    </style:style>
    <style:style style:name="T6" style:family="text">
      <style:text-properties fo:color="#ffffff" style:font-name="Segoe UI2" fo:font-size="26pt" fo:font-style="italic" fo:text-shadow="1pt 1pt" style:text-underline-style="solid" style:text-underline-width="auto" style:text-underline-color="font-color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0.508cm">
          <draw:text-box>
            <text:p text:style-name="P1"><text:span text:style-name="T1">HYMN #825</text:span></text:p>
            <text:p text:style-name="P1"><text:span text:style-name="T2">“</text:span><text:span text:style-name="T2">Rise, Shine, You Peopl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638cm" svg:height="7.766cm" svg:x="1.641cm" svg:y="0.542cm">
          <draw:text-box>
            <text:p text:style-name="P4"><text:span text:style-name="T3">1. </text:span><text:span text:style-name="T4">Rise, shine, you people! </text:span></text:p>
            <text:p text:style-name="P4"><text:span text:style-name="T4"><text:s text:c="3"/></text:span><text:span text:style-name="T4">Christ the Lord has entered</text:span><text:span text:style-name="T4"><text:line-break/></text:span><text:span text:style-name="T4"> <text:s text:c="2"/>Our human story;</text:span></text:p>
            <text:p text:style-name="P4"><text:span text:style-name="T4"><text:s text:c="3"/></text:span><text:span text:style-name="T4">God in Him is center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5" draw:layer="layout" svg:width="25.146cm" svg:height="5.734cm" svg:x="1.524cm" svg:y="0.616cm">
          <draw:text-box>
            <text:p text:style-name="P4"><text:span text:style-name="T4"><text:s text:c="3"/></text:span><text:span text:style-name="T4">He comes to us, </text:span></text:p>
            <text:p text:style-name="P4"><text:span text:style-name="T4"><text:s text:c="7"/></text:span><text:span text:style-name="T4">by death and sin surrounded,</text:span><text:span text:style-name="T4"><text:line-break/></text:span><text:span text:style-name="T4"> <text:s text:c="2"/>With grace unbounded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5" draw:layer="layout" svg:width="25.146cm" svg:height="7.766cm" svg:x="1.412cm" svg:y="0.508cm">
          <draw:text-box>
            <text:p text:style-name="P4"><text:span text:style-name="T3">2. </text:span><text:span text:style-name="T4">See how He sends</text:span></text:p>
            <text:p text:style-name="P4"><text:span text:style-name="T4"><text:s text:c="7"/></text:span><text:span text:style-name="T4">the pow’rs of evil reeling;</text:span><text:span text:style-name="T4"><text:line-break/></text:span><text:span text:style-name="T4"> <text:s text:c="2"/>He brings us freedom,</text:span></text:p>
            <text:p text:style-name="P4"><text:span text:style-name="T4"><text:s text:c="7"/></text:span><text:span text:style-name="T4">light and life and healing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5" draw:text-style-name="P5" draw:layer="layout" svg:width="24.496cm" svg:height="5.528cm" svg:x="1.778cm" svg:y="0.568cm">
          <draw:text-box>
            <text:p text:style-name="P4"><text:span text:style-name="T4"><text:s text:c="3"/></text:span><text:span text:style-name="T4">All men and women, </text:span></text:p>
            <text:p text:style-name="P4"><text:span text:style-name="T4"><text:s text:c="7"/></text:span><text:span text:style-name="T4">who by guilt are driven,</text:span><text:span text:style-name="T4"><text:line-break/></text:span><text:span text:style-name="T4"> <text:s text:c="2"/>Now are forgive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5" draw:layer="layout" svg:width="24.384cm" svg:height="7.766cm" svg:x="1.778cm" svg:y="0.508cm">
          <draw:text-box>
            <text:p text:style-name="P4"><text:span text:style-name="T3">3. </text:span><text:span text:style-name="T4">Come, celebrate, </text:span></text:p>
            <text:p text:style-name="P4"><text:span text:style-name="T4"><text:s text:c="7"/></text:span><text:span text:style-name="T4">your banners high unfurling,</text:span><text:span text:style-name="T4"><text:line-break/></text:span><text:span text:style-name="T4"> <text:s text:c="2"/>Your songs and prayers</text:span></text:p>
            <text:p text:style-name="P4"><text:span text:style-name="T4"><text:s text:c="7"/></text:span><text:span text:style-name="T4">against the darkness hurl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6" draw:text-style-name="P5" draw:layer="layout" svg:width="25.146cm" svg:height="5.842cm" svg:x="1.641cm" svg:y="0.504cm">
          <draw:text-box>
            <text:p text:style-name="P4"><text:span text:style-name="T4"><text:s text:c="3"/></text:span><text:span text:style-name="T4">To all the world go out </text:span></text:p>
            <text:p text:style-name="P4"><text:span text:style-name="T4"><text:s text:c="7"/></text:span><text:span text:style-name="T4">and tell the story</text:span><text:span text:style-name="T4"><text:line-break/></text:span><text:span text:style-name="T4"> <text:s text:c="2"/>Of Jesus’ glor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7" draw:text-style-name="P8" draw:layer="layout" svg:width="25.146cm" svg:height="7.291cm" svg:x="1.502cm" svg:y="0.583cm">
          <draw:text-box>
            <text:p text:style-name="P7"><text:span text:style-name="T3">4. </text:span><text:span text:style-name="T4">Tell how the Father</text:span></text:p>
            <text:p text:style-name="P7"><text:span text:style-name="T4"><text:s text:c="7"/></text:span><text:span text:style-name="T4">sent His Son to save us.</text:span><text:span text:style-name="T4"><text:line-break/></text:span><text:span text:style-name="T4"> <text:s text:c="3"/>Tell of the Son,</text:span></text:p>
            <text:p text:style-name="P7"><text:span text:style-name="T4"><text:s text:c="7"/></text:span><text:span text:style-name="T4">who life and freedom gave us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8" draw:text-style-name="P8" draw:layer="layout" svg:width="25.378cm" svg:height="14.061cm" svg:x="1.292cm" svg:y="0.508cm">
          <draw:text-box>
            <text:p text:style-name="P7"><text:span text:style-name="T4"><text:s text:c="3"/></text:span><text:span text:style-name="T4">Tell how the Spirit calls </text:span></text:p>
            <text:p text:style-name="P7"><text:span text:style-name="T4"><text:s text:c="7"/></text:span><text:span text:style-name="T4">from ev’ry nation</text:span><text:span text:style-name="T4"><text:line-break/></text:span><text:span text:style-name="T4"> <text:s text:c="2"/>His new creation.</text:span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9"><text:span text:style-name="T5"/></text:p>
            <text:p text:style-name="P10"><text:span text:style-name="T5">© 1974 Augsburg Publishing House; </text:span></text:p>
            <text:p text:style-name="P10"><text:span text:style-name="T5">admin. Augsburg Fortress. </text:span></text:p>
            <text:p text:style-name="P10"><text:span text:style-name="T5">Used by permission: </text:span></text:p>
            <text:p text:style-name="P10"><text:span text:style-name="T5">LSB Hymn License .NET, no. 100011038.</text:span></text:p>
            <text:p text:style-name="P10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2T12:22:42.637000000</meta:creation-date>
    <dc:title>Hymn template</dc:title>
    <meta:editing-duration>PT21M9S</meta:editing-duration>
    <meta:editing-cycles>11</meta:editing-cycles>
    <meta:generator>LibreOffice/6.1.5.2$Windows_X86_64 LibreOffice_project/90f8dcf33c87b3705e78202e3df5142b201bd805</meta:generator>
    <meta:initial-creator>Arthur Hoch</meta:initial-creator>
    <dc:date>2019-04-25T12:05:43.319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5-06-02T12:22:42.367000000"/>
  </office:meta>
</office:document-meta>
</file>